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834000006A2A2168520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00 &amp;00&amp;01 \\&#10;\cline{2-3}&#10;01 &amp;&amp;11 \\&#10;\cline{2-3}&#10;11 &amp;&amp;01 \\&#10;\cline{2-3}&#10;10 &amp;&amp;01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39cm" svg:height="2.376cm" svg:x="2.776cm" svg:y="1.003cm">
          <draw:image xlink:href="Pictures/2000000100000834000006A2A2168520.svm" xlink:type="simple" xlink:show="embed" xlink:actuate="onLoad">
            <text:p/>
          </draw:image>
        </draw:frame>
        <draw:frame draw:style-name="gr2" draw:layer="layout" svg:width="0.425cm" svg:height="0.469cm" svg:x="4.457cm" svg:y="0.14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1cm" svg:height="0.469cm" svg:x="3.957cm" svg:y="0.4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3cm" svg:height="0.469cm" svg:x="4.97cm" svg:y="0.4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035cm" svg:height="0.529cm" svg:x="2.497cm" svg:y="0.5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493cm" svg:height="0.911cm" svg:x="3.812cm" svg:y="3.43cm">
          <draw:text-box>
            <text:p><text:span text:style-name="T1">ارتعاش</text:span></text:p>
          </draw:text-box>
        </draw:frame>
        <draw:frame draw:style-name="gr2" xml:id="id1" draw:id="id1" draw:layer="layout" svg:width="2.523cm" svg:height="0.469cm" svg:x="3.28cm" svg:y="4.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0.834cm" svg:height="0.481cm" svg:x="3.656cm" svg:y="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5.803cm" svg:y1="4.544cm" svg:x2="3.28cm" svg:y2="4.544cm" draw:start-shape="id1" draw:start-glue-point="1" draw:end-shape="id1" draw:end-glue-point="3" svg:d="m5803 4544h500v735h-3523v-735h500">
          <text:p/>
        </draw:connector>
        <draw:line draw:style-name="gr5" draw:text-style-name="P1" draw:layer="layout" svg:x1="3.874cm" svg:y1="4.534cm" svg:x2="4.352cm" svg:y2="4.534cm">
          <text:p/>
        </draw:line>
        <draw:line draw:style-name="gr5" draw:text-style-name="P1" draw:layer="layout" svg:x1="4.767cm" svg:y1="4.534cm" svg:x2="5.245cm" svg:y2="4.5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2T10:36:47</dc:date>
    <dc:creator>kkk </dc:creator>
    <meta:generator>LibreOffice/3.3$Linux LibreOffice_project/330m19$Build-401</meta:generator>
    <meta:editing-duration>PT15H14M30S</meta:editing-duration>
    <meta:editing-cycles>62</meta:editing-cycles>
    <meta:document-statistic meta:object-count="11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row>
      <msub>
        <mi>y</mi>
        <mn>1</mn>
      </msub>
      <msub>
        <mi>y</mi>
        <mn>0</mn>
      </msub>
    </mrow>
    <annotation encoding="StarMath 5.0">y_1 y_0</annotation>
  </semantics>
</math>
</file>

<file path=Object 5/content.xml><?xml version="1.0" encoding="utf-8"?>
<math xmlns="http://www.w3.org/1998/Math/MathML">
  <semantics>
    <mtable>
      <mtr>
        <mtd>
          <mrow>
            <mn>01</mn>
            <mphantom>
              <mstyle>
                <mrow>
                  <mi mathvariant="italic">xx</mi>
                </mrow>
              </mstyle>
            </mphantom>
            <mn>11</mn>
            <mphantom>
              <mstyle>
                <mrow>
                  <mi mathvariant="italic">xx</mi>
                </mrow>
              </mstyle>
            </mphantom>
            <mn>01</mn>
          </mrow>
        </mtd>
      </mtr>
    </mtable>
    <annotation encoding="StarMath 5.0">stack{
alignl 01 phantom{xx} 11 phantom{xx} 01
}</annotation>
  </semantics>
</math>
</file>